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1.595cm"/>
    </style:style>
    <style:style style:name="co4" style:family="table-column">
      <style:table-column-properties fo:break-before="auto" style:column-width="1.319cm"/>
    </style:style>
    <style:style style:name="co5" style:family="table-column">
      <style:table-column-properties fo:break-before="auto" style:column-width="2.431cm"/>
    </style:style>
    <style:style style:name="co6" style:family="table-column">
      <style:table-column-properties fo:break-before="auto" style:column-width="2.27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10.915cm"/>
    </style:style>
    <style:style style:name="co9" style:family="table-column">
      <style:table-column-properties fo:break-before="auto" style:column-width="14.162cm"/>
    </style:style>
    <style:style style:name="co10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1.85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1.663cm"/>
    </style:style>
    <style:style style:name="co14" style:family="table-column">
      <style:table-column-properties fo:break-before="auto" style:column-width="2.339cm"/>
    </style:style>
    <style:style style:name="co15" style:family="table-column">
      <style:table-column-properties fo:break-before="auto" style:column-width="1.767cm"/>
    </style:style>
    <style:style style:name="co16" style:family="table-column">
      <style:table-column-properties fo:break-before="auto" style:column-width="4.235cm"/>
    </style:style>
    <style:style style:name="co17" style:family="table-column">
      <style:table-column-properties fo:break-before="auto" style:column-width="3.422cm"/>
    </style:style>
    <style:style style:name="co18" style:family="table-column">
      <style:table-column-properties fo:break-before="auto" style:column-width="2.249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523cm"/>
    </style:style>
    <style:style style:name="co21" style:family="table-column">
      <style:table-column-properties fo:break-before="auto" style:column-width="1.97cm"/>
    </style:style>
    <style:style style:name="co22" style:family="table-column">
      <style:table-column-properties fo:break-before="auto" style:column-width="2.429cm"/>
    </style:style>
    <style:style style:name="co23" style:family="table-column">
      <style:table-column-properties fo:break-before="auto" style:column-width="1.722cm"/>
    </style:style>
    <style:style style:name="co24" style:family="table-column">
      <style:table-column-properties fo:break-before="auto" style:column-width="1.45cm"/>
    </style:style>
    <style:style style:name="co25" style:family="table-column">
      <style:table-column-properties fo:break-before="auto" style:column-width="3.921cm"/>
    </style:style>
    <style:style style:name="co26" style:family="table-column">
      <style:table-column-properties fo:break-before="auto" style:column-width="4.057cm"/>
    </style:style>
    <style:style style:name="co27" style:family="table-column">
      <style:table-column-properties fo:break-before="auto" style:column-width="2.058cm"/>
    </style:style>
    <style:style style:name="co28" style:family="table-column">
      <style:table-column-properties fo:break-before="auto" style:column-width="4.817cm"/>
    </style:style>
    <style:style style:name="co29" style:family="table-column">
      <style:table-column-properties fo:break-before="auto" style:column-width="3.046cm"/>
    </style:style>
    <style:style style:name="co30" style:family="table-column">
      <style:table-column-properties fo:break-before="auto" style:column-width="3.484cm"/>
    </style:style>
    <style:style style:name="co31" style:family="table-column">
      <style:table-column-properties fo:break-before="auto" style:column-width="3.962cm"/>
    </style:style>
    <style:style style:name="co32" style:family="table-column">
      <style:table-column-properties fo:break-before="auto" style:column-width="3.514cm"/>
    </style:style>
    <style:style style:name="co33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Exporté_20_depuis_20_Coswin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30">
      <style:table-cell-properties style:rotation-align="none"/>
    </style:style>
    <style:style style:name="ce3" style:family="table-cell" style:parent-style-name="Default" style:data-style-name="N7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xporté depuis Cosw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ce3"/>
        <table:table-column table:style-name="co18" table:default-cell-style-name="Default"/>
        <table:table-column table:style-name="co17" table:default-cell-style-name="ce3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3"/>
        <table:table-column table:style-name="co32" table:default-cell-style-name="ce3"/>
        <table:table-column table:style-name="co33" table:number-columns-repeated="16351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N° d'OT</text:p>
          </table:table-cell>
          <table:table-cell table:style-name="ce1" office:value-type="string" calcext:value-type="string">
            <text:p>Caché</text:p>
          </table:table-cell>
          <table:table-cell table:style-name="ce1" office:value-type="string" calcext:value-type="string">
            <text:p>État OT util.</text:p>
          </table:table-cell>
          <table:table-cell table:style-name="ce1" office:value-type="string" calcext:value-type="string">
            <text:p>Etat OT</text:p>
          </table:table-cell>
          <table:table-cell table:style-name="ce1" office:value-type="string" calcext:value-type="string">
            <text:p>Équipement</text:p>
          </table:table-cell>
          <table:table-cell table:style-name="ce1" office:value-type="string" calcext:value-type="string">
            <text:p>Description de l'équipement</text:p>
          </table:table-cell>
          <table:table-cell table:style-name="ce1" office:value-type="string" calcext:value-type="string">
            <text:p>Description de l'intervention</text:p>
          </table:table-cell>
          <table:table-cell table:style-name="ce1" office:value-type="string" calcext:value-type="string">
            <text:p>Contrat</text:p>
          </table:table-cell>
          <table:table-cell table:style-name="ce1" office:value-type="string" calcext:value-type="string">
            <text:p>Marché</text:p>
          </table:table-cell>
          <table:table-cell table:style-name="ce1" office:value-type="string" calcext:value-type="string">
            <text:p>Sous-traitant</text:p>
          </table:table-cell>
          <table:table-cell table:style-name="ce1" office:value-type="string" calcext:value-type="string">
            <text:p>OT père</text:p>
          </table:table-cell>
          <table:table-cell table:style-name="ce1" office:value-type="string" calcext:value-type="string">
            <text:p>Nb d'OT fils</text:p>
          </table:table-cell>
          <table:table-cell table:style-name="ce1" office:value-type="string" calcext:value-type="string">
            <text:p>T. interv</text:p>
          </table:table-cell>
          <table:table-cell table:style-name="ce1" office:value-type="string" calcext:value-type="string">
            <text:p>Date de début prévue</text:p>
          </table:table-cell>
          <table:table-cell table:style-name="ce1" office:value-type="string" calcext:value-type="string">
            <text:p>Date de début</text:p>
          </table:table-cell>
          <table:table-cell table:style-name="ce1" office:value-type="string" calcext:value-type="string">
            <text:p>Date de fin</text:p>
          </table:table-cell>
          <table:table-cell table:style-name="ce1" office:value-type="string" calcext:value-type="string">
            <text:p>Date de création</text:p>
          </table:table-cell>
          <table:table-cell table:style-name="ce1" office:value-type="string" calcext:value-type="string">
            <text:p>Type d'OT</text:p>
          </table:table-cell>
          <table:table-cell table:style-name="ce1" office:value-type="string" calcext:value-type="string">
            <text:p>Intervention</text:p>
          </table:table-cell>
          <table:table-cell table:style-name="ce1" office:value-type="string" calcext:value-type="string">
            <text:p>Créateur</text:p>
          </table:table-cell>
          <table:table-cell table:style-name="ce1" office:value-type="string" calcext:value-type="string">
            <text:p>Superviseur</text:p>
          </table:table-cell>
          <table:table-cell table:style-name="ce1" office:value-type="string" calcext:value-type="string">
            <text:p>N° de DI</text:p>
          </table:table-cell>
          <table:table-cell table:style-name="ce1" office:value-type="string" calcext:value-type="string">
            <text:p>Forfait</text:p>
          </table:table-cell>
          <table:table-cell table:style-name="ce1" office:value-type="string" calcext:value-type="string">
            <text:p>Prestation Sucombe</text:p>
          </table:table-cell>
          <table:table-cell table:style-name="ce1" office:value-type="string" calcext:value-type="string">
            <text:p>Commande Sucombe</text:p>
          </table:table-cell>
          <table:table-cell table:style-name="ce1" office:value-type="string" calcext:value-type="string">
            <text:p>Secteur</text:p>
          </table:table-cell>
          <table:table-cell table:style-name="ce1" office:value-type="string" calcext:value-type="string">
            <text:p>Complément désignation</text:p>
          </table:table-cell>
          <table:table-cell table:style-name="ce1" office:value-type="string" calcext:value-type="string">
            <text:p>Etat_Prestation</text:p>
          </table:table-cell>
          <table:table-cell table:style-name="ce1" office:value-type="string" calcext:value-type="string">
            <text:p>Status_Prestation</text:p>
          </table:table-cell>
          <table:table-cell table:style-name="ce1" office:value-type="string" calcext:value-type="string">
            <text:p>Date de déclaration </text:p>
          </table:table-cell>
          <table:table-cell table:style-name="ce1" office:value-type="string" calcext:value-type="string">
            <text:p>Date de dern. MàJ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5080" calcext:value-type="float">
            <text:p>8508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14A</text:p>
          </table:table-cell>
          <table:table-cell office:value-type="string" calcext:value-type="string">
            <text:p>Niche incendie NIW-001 - Tunnel de Boissy</text:p>
          </table:table-cell>
          <table:table-cell office:value-type="string" calcext:value-type="string">
            <text:p>Préventif ANNUEL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64" calcext:value-type="float">
            <text:p>85064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9:00" calcext:value-type="date">
            <text:p>18/08/2025 14:39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7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9:00" calcext:value-type="date">
            <text:p>18/08/2025 14:39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5079" calcext:value-type="float">
            <text:p>8507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01K</text:p>
          </table:table-cell>
          <table:table-cell office:value-type="string" calcext:value-type="string">
            <text:p>Niche sécurité NSW-001 - PAU BS18R - Tunnel de Boissy</text:p>
          </table:table-cell>
          <table:table-cell office:value-type="string" calcext:value-type="string">
            <text:p>Préventif ANNUEL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64" calcext:value-type="float">
            <text:p>85064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9:00" calcext:value-type="date">
            <text:p>18/08/2025 14:39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7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9:00" calcext:value-type="date">
            <text:p>18/08/2025 14:39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5078" calcext:value-type="float">
            <text:p>8507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19G</text:p>
          </table:table-cell>
          <table:table-cell office:value-type="string" calcext:value-type="string">
            <text:p>Niche incendie NIW-006 - Tunnel de Boissy</text:p>
          </table:table-cell>
          <table:table-cell office:value-type="string" calcext:value-type="string">
            <text:p>Préventif ANNUEL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64" calcext:value-type="float">
            <text:p>85064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9:00" calcext:value-type="date">
            <text:p>18/08/2025 14:39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7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9:00" calcext:value-type="date">
            <text:p>18/08/2025 14:39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5077" calcext:value-type="float">
            <text:p>8507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02L</text:p>
          </table:table-cell>
          <table:table-cell office:value-type="string" calcext:value-type="string">
            <text:p>Niche sécurité NSW-002 - PAU BS18S - Tunnel de Boissy</text:p>
          </table:table-cell>
          <table:table-cell office:value-type="string" calcext:value-type="string">
            <text:p>Préventif ANNUEL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64" calcext:value-type="float">
            <text:p>85064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9:00" calcext:value-type="date">
            <text:p>18/08/2025 14:39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7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9:00" calcext:value-type="date">
            <text:p>18/08/2025 14:39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5076" calcext:value-type="float">
            <text:p>8507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15C</text:p>
          </table:table-cell>
          <table:table-cell office:value-type="string" calcext:value-type="string">
            <text:p>Niche incendie NIW-002 - Tunnel de Boissy</text:p>
          </table:table-cell>
          <table:table-cell office:value-type="string" calcext:value-type="string">
            <text:p>Préventif ANNUEL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64" calcext:value-type="float">
            <text:p>85064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9:00" calcext:value-type="date">
            <text:p>18/08/2025 14:39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7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9:00" calcext:value-type="date">
            <text:p>18/08/2025 14:39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5075" calcext:value-type="float">
            <text:p>850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06R</text:p>
          </table:table-cell>
          <table:table-cell office:value-type="string" calcext:value-type="string">
            <text:p>Niche sécurité NSW-006 - PAU BS17U - Tunnel de Boissy</text:p>
          </table:table-cell>
          <table:table-cell office:value-type="string" calcext:value-type="string">
            <text:p>Préventif ANNUEL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64" calcext:value-type="float">
            <text:p>85064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9:00" calcext:value-type="date">
            <text:p>18/08/2025 14:39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7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9:00" calcext:value-type="date">
            <text:p>18/08/2025 14:39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5074" calcext:value-type="float">
            <text:p>8507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18F</text:p>
          </table:table-cell>
          <table:table-cell office:value-type="string" calcext:value-type="string">
            <text:p>Niche incendie NIW-005 - Tunnel de Boissy</text:p>
          </table:table-cell>
          <table:table-cell office:value-type="string" calcext:value-type="string">
            <text:p>Préventif ANNUEL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64" calcext:value-type="float">
            <text:p>85064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9:00" calcext:value-type="date">
            <text:p>18/08/2025 14:39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7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9:00" calcext:value-type="date">
            <text:p>18/08/2025 14:39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5073" calcext:value-type="float">
            <text:p>8507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05P</text:p>
          </table:table-cell>
          <table:table-cell office:value-type="string" calcext:value-type="string">
            <text:p>Niche sécurité NSW-005 - PAU BS17T - Tunnel de Boissy</text:p>
          </table:table-cell>
          <table:table-cell office:value-type="string" calcext:value-type="string">
            <text:p>Préventif ANNUEL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64" calcext:value-type="float">
            <text:p>85064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9:00" calcext:value-type="date">
            <text:p>18/08/2025 14:39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7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9:00" calcext:value-type="date">
            <text:p>18/08/2025 14:39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5072" calcext:value-type="float">
            <text:p>8507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17E</text:p>
          </table:table-cell>
          <table:table-cell office:value-type="string" calcext:value-type="string">
            <text:p>Niche incendie NIW-004 - Tunnel de Boissy</text:p>
          </table:table-cell>
          <table:table-cell office:value-type="string" calcext:value-type="string">
            <text:p>Préventif ANNUEL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64" calcext:value-type="float">
            <text:p>85064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9:00" calcext:value-type="date">
            <text:p>18/08/2025 14:39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7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9:00" calcext:value-type="date">
            <text:p>18/08/2025 14:39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5071" calcext:value-type="float">
            <text:p>850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04N</text:p>
          </table:table-cell>
          <table:table-cell office:value-type="string" calcext:value-type="string">
            <text:p>Niche sécurité NSW-004 - PAU BS17S - Tunnel de Boissy</text:p>
          </table:table-cell>
          <table:table-cell office:value-type="string" calcext:value-type="string">
            <text:p>Préventif ANNUEL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64" calcext:value-type="float">
            <text:p>85064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9:00" calcext:value-type="date">
            <text:p>18/08/2025 14:39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7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9:00" calcext:value-type="date">
            <text:p>18/08/2025 14:39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5070" calcext:value-type="float">
            <text:p>8507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03M</text:p>
          </table:table-cell>
          <table:table-cell office:value-type="string" calcext:value-type="string">
            <text:p>Niche sécurité NSW-003 - PAU BS17R - Tunnel de Boissy</text:p>
          </table:table-cell>
          <table:table-cell office:value-type="string" calcext:value-type="string">
            <text:p>Préventif ANNUEL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64" calcext:value-type="float">
            <text:p>85064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9:00" calcext:value-type="date">
            <text:p>18/08/2025 14:39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7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9:00" calcext:value-type="date">
            <text:p>18/08/2025 14:39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5069" calcext:value-type="float">
            <text:p>850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16D</text:p>
          </table:table-cell>
          <table:table-cell office:value-type="string" calcext:value-type="string">
            <text:p>Niche incendie NIW-003 - Tunnel de Boissy</text:p>
          </table:table-cell>
          <table:table-cell office:value-type="string" calcext:value-type="string">
            <text:p>Préventif ANNUEL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64" calcext:value-type="float">
            <text:p>85064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9:00" calcext:value-type="date">
            <text:p>18/08/2025 14:39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7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9:00" calcext:value-type="date">
            <text:p>18/08/2025 14:39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5068" calcext:value-type="float">
            <text:p>8506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589V</text:p>
          </table:table-cell>
          <table:table-cell office:value-type="string" calcext:value-type="string">
            <text:p>Issue de secours n°525 - Tunnel de Boissy</text:p>
          </table:table-cell>
          <table:table-cell office:value-type="string" calcext:value-type="string">
            <text:p>Préventif ANNUEL des issues de secour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64" calcext:value-type="float">
            <text:p>85064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9:00" calcext:value-type="date">
            <text:p>18/08/2025 14:39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6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9:00" calcext:value-type="date">
            <text:p>18/08/2025 14:39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5067" calcext:value-type="float">
            <text:p>8506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591X</text:p>
          </table:table-cell>
          <table:table-cell office:value-type="string" calcext:value-type="string">
            <text:p>Issue de secours n°526 - Tunnel de Boissy</text:p>
          </table:table-cell>
          <table:table-cell office:value-type="string" calcext:value-type="string">
            <text:p>Préventif ANNUEL des issues de secour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64" calcext:value-type="float">
            <text:p>85064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9:00" calcext:value-type="date">
            <text:p>18/08/2025 14:39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6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9:00" calcext:value-type="date">
            <text:p>18/08/2025 14:39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5066" calcext:value-type="float">
            <text:p>8506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593A</text:p>
          </table:table-cell>
          <table:table-cell office:value-type="string" calcext:value-type="string">
            <text:p>Issue de secours n°528 - Tunnel de Boissy</text:p>
          </table:table-cell>
          <table:table-cell office:value-type="string" calcext:value-type="string">
            <text:p>Préventif ANNUEL des issues de secour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64" calcext:value-type="float">
            <text:p>85064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9:00" calcext:value-type="date">
            <text:p>18/08/2025 14:39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6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9:00" calcext:value-type="date">
            <text:p>18/08/2025 14:39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5065" calcext:value-type="float">
            <text:p>8506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592Y</text:p>
          </table:table-cell>
          <table:table-cell office:value-type="string" calcext:value-type="string">
            <text:p>Issue de secours n°527 - Tunnel de Boissy</text:p>
          </table:table-cell>
          <table:table-cell office:value-type="string" calcext:value-type="string">
            <text:p>Préventif ANNUEL des issues de secour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64" calcext:value-type="float">
            <text:p>85064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9:00" calcext:value-type="date">
            <text:p>18/08/2025 14:39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6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9:00" calcext:value-type="date">
            <text:p>18/08/2025 14:39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5064" calcext:value-type="float">
            <text:p>850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GPE_BATI_EST</text:p>
          </table:table-cell>
          <table:table-cell office:value-type="string" calcext:value-type="string">
            <text:p>Groupe divers batiments (issue de secours, …) Secteur EST</text:p>
          </table:table-cell>
          <table:table-cell office:value-type="string" calcext:value-type="string">
            <text:p>Préventif ANNUEL des issues de secours et niches - Tunnel de BOISSY sens W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REV</text:p>
          </table:table-cell>
          <table:table-cell office:value-type="date" office:date-value="2025-03-01" calcext:value-type="date">
            <text:p>01/03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8:00" calcext:value-type="date">
            <text:p>18/08/2025 14:38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GAM_0016_0089_BOI-W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3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8:00" calcext:value-type="date">
            <text:p>18/08/2025 14:38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5063" calcext:value-type="float">
            <text:p>8506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14A</text:p>
          </table:table-cell>
          <table:table-cell office:value-type="string" calcext:value-type="string">
            <text:p>Niche incendie NIW-001 - Tunnel de Boissy</text:p>
          </table:table-cell>
          <table:table-cell office:value-type="string" calcext:value-type="string">
            <text:p>Visite de NUIT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7" calcext:value-type="float">
            <text:p>85047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5:00" calcext:value-type="date">
            <text:p>18/08/2025 14:35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5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5:00" calcext:value-type="date">
            <text:p>18/08/2025 14:35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5062" calcext:value-type="float">
            <text:p>8506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01K</text:p>
          </table:table-cell>
          <table:table-cell office:value-type="string" calcext:value-type="string">
            <text:p>Niche sécurité NSW-001 - PAU BS18R - Tunnel de Boissy</text:p>
          </table:table-cell>
          <table:table-cell office:value-type="string" calcext:value-type="string">
            <text:p>Visite de NUIT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7" calcext:value-type="float">
            <text:p>85047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5:00" calcext:value-type="date">
            <text:p>18/08/2025 14:35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5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5:00" calcext:value-type="date">
            <text:p>18/08/2025 14:35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5061" calcext:value-type="float">
            <text:p>850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19G</text:p>
          </table:table-cell>
          <table:table-cell office:value-type="string" calcext:value-type="string">
            <text:p>Niche incendie NIW-006 - Tunnel de Boissy</text:p>
          </table:table-cell>
          <table:table-cell office:value-type="string" calcext:value-type="string">
            <text:p>Visite de NUIT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7" calcext:value-type="float">
            <text:p>85047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5:00" calcext:value-type="date">
            <text:p>18/08/2025 14:35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5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5:00" calcext:value-type="date">
            <text:p>18/08/2025 14:35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5060" calcext:value-type="float">
            <text:p>8506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02L</text:p>
          </table:table-cell>
          <table:table-cell office:value-type="string" calcext:value-type="string">
            <text:p>Niche sécurité NSW-002 - PAU BS18S - Tunnel de Boissy</text:p>
          </table:table-cell>
          <table:table-cell office:value-type="string" calcext:value-type="string">
            <text:p>Visite de NUIT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7" calcext:value-type="float">
            <text:p>85047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5:00" calcext:value-type="date">
            <text:p>18/08/2025 14:35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5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5:00" calcext:value-type="date">
            <text:p>18/08/2025 14:35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5059" calcext:value-type="float">
            <text:p>8505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15C</text:p>
          </table:table-cell>
          <table:table-cell office:value-type="string" calcext:value-type="string">
            <text:p>Niche incendie NIW-002 - Tunnel de Boissy</text:p>
          </table:table-cell>
          <table:table-cell office:value-type="string" calcext:value-type="string">
            <text:p>Visite de NUIT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7" calcext:value-type="float">
            <text:p>85047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5:00" calcext:value-type="date">
            <text:p>18/08/2025 14:35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5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5:00" calcext:value-type="date">
            <text:p>18/08/2025 14:35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85058" calcext:value-type="float">
            <text:p>8505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06R</text:p>
          </table:table-cell>
          <table:table-cell office:value-type="string" calcext:value-type="string">
            <text:p>Niche sécurité NSW-006 - PAU BS17U - Tunnel de Boissy</text:p>
          </table:table-cell>
          <table:table-cell office:value-type="string" calcext:value-type="string">
            <text:p>Visite de NUIT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7" calcext:value-type="float">
            <text:p>85047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5:00" calcext:value-type="date">
            <text:p>18/08/2025 14:35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5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5:00" calcext:value-type="date">
            <text:p>18/08/2025 14:35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5057" calcext:value-type="float">
            <text:p>850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18F</text:p>
          </table:table-cell>
          <table:table-cell office:value-type="string" calcext:value-type="string">
            <text:p>Niche incendie NIW-005 - Tunnel de Boissy</text:p>
          </table:table-cell>
          <table:table-cell office:value-type="string" calcext:value-type="string">
            <text:p>Visite de NUIT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7" calcext:value-type="float">
            <text:p>85047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5:00" calcext:value-type="date">
            <text:p>18/08/2025 14:35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5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5:00" calcext:value-type="date">
            <text:p>18/08/2025 14:35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5056" calcext:value-type="float">
            <text:p>850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05P</text:p>
          </table:table-cell>
          <table:table-cell office:value-type="string" calcext:value-type="string">
            <text:p>Niche sécurité NSW-005 - PAU BS17T - Tunnel de Boissy</text:p>
          </table:table-cell>
          <table:table-cell office:value-type="string" calcext:value-type="string">
            <text:p>Visite de NUIT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7" calcext:value-type="float">
            <text:p>85047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5:00" calcext:value-type="date">
            <text:p>18/08/2025 14:35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5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5:00" calcext:value-type="date">
            <text:p>18/08/2025 14:35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5055" calcext:value-type="float">
            <text:p>8505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17E</text:p>
          </table:table-cell>
          <table:table-cell office:value-type="string" calcext:value-type="string">
            <text:p>Niche incendie NIW-004 - Tunnel de Boissy</text:p>
          </table:table-cell>
          <table:table-cell office:value-type="string" calcext:value-type="string">
            <text:p>Visite de NUIT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7" calcext:value-type="float">
            <text:p>85047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5:00" calcext:value-type="date">
            <text:p>18/08/2025 14:35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5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5:00" calcext:value-type="date">
            <text:p>18/08/2025 14:35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5054" calcext:value-type="float">
            <text:p>850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04N</text:p>
          </table:table-cell>
          <table:table-cell office:value-type="string" calcext:value-type="string">
            <text:p>Niche sécurité NSW-004 - PAU BS17S - Tunnel de Boissy</text:p>
          </table:table-cell>
          <table:table-cell office:value-type="string" calcext:value-type="string">
            <text:p>Visite de NUIT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7" calcext:value-type="float">
            <text:p>85047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5:00" calcext:value-type="date">
            <text:p>18/08/2025 14:35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5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5:00" calcext:value-type="date">
            <text:p>18/08/2025 14:35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5053" calcext:value-type="float">
            <text:p>8505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03M</text:p>
          </table:table-cell>
          <table:table-cell office:value-type="string" calcext:value-type="string">
            <text:p>Niche sécurité NSW-003 - PAU BS17R - Tunnel de Boissy</text:p>
          </table:table-cell>
          <table:table-cell office:value-type="string" calcext:value-type="string">
            <text:p>Visite de NUIT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7" calcext:value-type="float">
            <text:p>85047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5:00" calcext:value-type="date">
            <text:p>18/08/2025 14:35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5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5:00" calcext:value-type="date">
            <text:p>18/08/2025 14:35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5052" calcext:value-type="float">
            <text:p>8505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616D</text:p>
          </table:table-cell>
          <table:table-cell office:value-type="string" calcext:value-type="string">
            <text:p>Niche incendie NIW-003 - Tunnel de Boissy</text:p>
          </table:table-cell>
          <table:table-cell office:value-type="string" calcext:value-type="string">
            <text:p>Visite de NUIT des niche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7" calcext:value-type="float">
            <text:p>85047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5:00" calcext:value-type="date">
            <text:p>18/08/2025 14:35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5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5:00" calcext:value-type="date">
            <text:p>18/08/2025 14:35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5051" calcext:value-type="float">
            <text:p>8505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589V</text:p>
          </table:table-cell>
          <table:table-cell office:value-type="string" calcext:value-type="string">
            <text:p>Issue de secours n°525 - Tunnel de Boissy</text:p>
          </table:table-cell>
          <table:table-cell office:value-type="string" calcext:value-type="string">
            <text:p>Visite de NUIT des issues de secour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7" calcext:value-type="float">
            <text:p>85047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5:00" calcext:value-type="date">
            <text:p>18/08/2025 14:35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4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5:00" calcext:value-type="date">
            <text:p>18/08/2025 14:35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85050" calcext:value-type="float">
            <text:p>8505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591X</text:p>
          </table:table-cell>
          <table:table-cell office:value-type="string" calcext:value-type="string">
            <text:p>Issue de secours n°526 - Tunnel de Boissy</text:p>
          </table:table-cell>
          <table:table-cell office:value-type="string" calcext:value-type="string">
            <text:p>Visite de NUIT des issues de secour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7" calcext:value-type="float">
            <text:p>85047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5:00" calcext:value-type="date">
            <text:p>18/08/2025 14:35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4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5:00" calcext:value-type="date">
            <text:p>18/08/2025 14:35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85049" calcext:value-type="float">
            <text:p>850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593A</text:p>
          </table:table-cell>
          <table:table-cell office:value-type="string" calcext:value-type="string">
            <text:p>Issue de secours n°528 - Tunnel de Boissy</text:p>
          </table:table-cell>
          <table:table-cell office:value-type="string" calcext:value-type="string">
            <text:p>Visite de NUIT des issues de secour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7" calcext:value-type="float">
            <text:p>85047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5:00" calcext:value-type="date">
            <text:p>18/08/2025 14:35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4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5:00" calcext:value-type="date">
            <text:p>18/08/2025 14:35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85048" calcext:value-type="float">
            <text:p>8504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592Y</text:p>
          </table:table-cell>
          <table:table-cell office:value-type="string" calcext:value-type="string">
            <text:p>Issue de secours n°527 - Tunnel de Boissy</text:p>
          </table:table-cell>
          <table:table-cell office:value-type="string" calcext:value-type="string">
            <text:p>Visite de NUIT des issues de secour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7" calcext:value-type="float">
            <text:p>85047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5:00" calcext:value-type="date">
            <text:p>18/08/2025 14:35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4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5:00" calcext:value-type="date">
            <text:p>18/08/2025 14:35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85047" calcext:value-type="float">
            <text:p>8504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GPE_BATI_EST</text:p>
          </table:table-cell>
          <table:table-cell office:value-type="string" calcext:value-type="string">
            <text:p>Groupe divers batiments (issue de secours, …) Secteur EST</text:p>
          </table:table-cell>
          <table:table-cell office:value-type="string" calcext:value-type="string">
            <text:p>Visite de NUIT des issues de secours et niches - Tunnel de BOISSY sens W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REV</text:p>
          </table:table-cell>
          <table:table-cell office:value-type="date" office:date-value="2025-02-01" calcext:value-type="date">
            <text:p>01/02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34:00" calcext:value-type="date">
            <text:p>18/08/2025 14:34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GAM_0014_0089_BOI-W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2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34:00" calcext:value-type="date">
            <text:p>18/08/2025 14:34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85046" calcext:value-type="float">
            <text:p>8504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591X</text:p>
          </table:table-cell>
          <table:table-cell office:value-type="string" calcext:value-type="string">
            <text:p>Issue de secours n°526 - Tunnel de Boissy</text:p>
          </table:table-cell>
          <table:table-cell office:value-type="string" calcext:value-type="string">
            <text:p>Visite de JOUR des issues de secour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2" calcext:value-type="float">
            <text:p>85042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1-01" calcext:value-type="date">
            <text:p>01/01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17:00" calcext:value-type="date">
            <text:p>18/08/2025 14:17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3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1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17:00" calcext:value-type="date">
            <text:p>18/08/2025 14:17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85045" calcext:value-type="float">
            <text:p>8504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592Y</text:p>
          </table:table-cell>
          <table:table-cell office:value-type="string" calcext:value-type="string">
            <text:p>Issue de secours n°527 - Tunnel de Boissy</text:p>
          </table:table-cell>
          <table:table-cell office:value-type="string" calcext:value-type="string">
            <text:p>Visite de JOUR des issues de secour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2" calcext:value-type="float">
            <text:p>85042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1-01" calcext:value-type="date">
            <text:p>01/01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17:00" calcext:value-type="date">
            <text:p>18/08/2025 14:17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3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1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17:00" calcext:value-type="date">
            <text:p>18/08/2025 14:17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5044" calcext:value-type="float">
            <text:p>8504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593A</text:p>
          </table:table-cell>
          <table:table-cell office:value-type="string" calcext:value-type="string">
            <text:p>Issue de secours n°528 - Tunnel de Boissy</text:p>
          </table:table-cell>
          <table:table-cell office:value-type="string" calcext:value-type="string">
            <text:p>Visite de JOUR des issues de secour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2" calcext:value-type="float">
            <text:p>85042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1-01" calcext:value-type="date">
            <text:p>01/01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17:00" calcext:value-type="date">
            <text:p>18/08/2025 14:17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3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1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17:00" calcext:value-type="date">
            <text:p>18/08/2025 14:17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85043" calcext:value-type="float">
            <text:p>850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L11.589V</text:p>
          </table:table-cell>
          <table:table-cell office:value-type="string" calcext:value-type="string">
            <text:p>Issue de secours n°525 - Tunnel de Boissy</text:p>
          </table:table-cell>
          <table:table-cell office:value-type="string" calcext:value-type="string">
            <text:p>Visite de JOUR des issues de secours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 office:value-type="float" office:value="85042" calcext:value-type="float">
            <text:p>85042</text:p>
          </table:table-cell>
          <table:table-cell/>
          <table:table-cell office:value-type="string" calcext:value-type="string">
            <text:p>PREV</text:p>
          </table:table-cell>
          <table:table-cell office:value-type="date" office:date-value="2025-01-01" calcext:value-type="date">
            <text:p>01/01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17:00" calcext:value-type="date">
            <text:p>18/08/2025 14:17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0013-PREV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1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17:00" calcext:value-type="date">
            <text:p>18/08/2025 14:17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85042" calcext:value-type="float">
            <text:p>8504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mmandé</text:p>
          </table:table-cell>
          <table:table-cell office:value-type="string" calcext:value-type="string">
            <text:p>GPE_BATI_EST</text:p>
          </table:table-cell>
          <table:table-cell office:value-type="string" calcext:value-type="string">
            <text:p>Groupe divers batiments (issue de secours, …) Secteur EST</text:p>
          </table:table-cell>
          <table:table-cell office:value-type="string" calcext:value-type="string">
            <text:p>Visite de JOUR des issues de secours - Tunnel de BOISSY sens W</text:p>
          </table:table-cell>
          <table:table-cell office:value-type="string" calcext:value-type="string">
            <text:p>2533044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TERIDEA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REV</text:p>
          </table:table-cell>
          <table:table-cell office:value-type="date" office:date-value="2025-01-01" calcext:value-type="date">
            <text:p>01/01/2025</text:p>
          </table:table-cell>
          <table:table-cell office:value-type="date" office:date-value="2025-08-18T14:46:00" calcext:value-type="date">
            <text:p>18/08/2025 14:46</text:p>
          </table:table-cell>
          <table:table-cell/>
          <table:table-cell office:value-type="date" office:date-value="2025-08-18T14:16:00" calcext:value-type="date">
            <text:p>18/08/2025 14:16</text:p>
          </table:table-cell>
          <table:table-cell office:value-type="string" calcext:value-type="string">
            <text:p>1. Prestataire</text:p>
          </table:table-cell>
          <table:table-cell office:value-type="string" calcext:value-type="string">
            <text:p>GAM_0013_0089_BOI-W</text:p>
          </table:table-cell>
          <table:table-cell office:value-type="string" calcext:value-type="string">
            <text:p>V.LIBELL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Presta1</text:p>
          </table:table-cell>
          <table:table-cell office:value-type="string" calcext:value-type="string">
            <text:p>BDC1</text:p>
          </table:table-cell>
          <table:table-cell office:value-type="string" calcext:value-type="string">
            <text:p>AGER_EST</text:p>
          </table:table-cell>
          <table:table-cell table:number-columns-repeated="3"/>
          <table:table-cell office:value-type="date" office:date-value="2025-08-18T14:16:00" calcext:value-type="date">
            <text:p>18/08/2025 14:16</text:p>
          </table:table-cell>
          <table:table-cell office:value-type="date" office:date-value="2025-08-18T14:46:00" calcext:value-type="date">
            <text:p>18/08/2025 14:46</text:p>
          </table:table-cell>
          <table:table-cell table:number-columns-repeated="163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porté_20_depuis_20_Coswin" style:display-name="PageStyle_Exporté depuis Cosw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8T13:02:35</meta:creation-date>
    <meta:initial-creator>Apache POI</meta:initial-creator>
    <meta:generator>LibreOffice/24.2.3.2$Windows_X86_64 LibreOffice_project/433d9c2ded56988e8a90e6b2e771ee4e6a5ab2ba</meta:generator>
    <dc:date>2025-08-18T15:03:19.822000000</dc:date>
    <meta:editing-duration>PT2M23S</meta:editing-duration>
    <meta:editing-cycles>1</meta:editing-cycles>
    <meta:document-statistic meta:table-count="1" meta:cell-count="1006" meta:object-count="0"/>
  </office:meta>
</office:document-meta>
</file>